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7_17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7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1</text:p>
      <text:p text:style-name="P5">Fragment<text:tab/><text:tab/><text:tab/><text:tab/><text:tab/></text:p>
      <text:p text:style-name="P5">Pagination <text:tab/><text:tab/><text:tab/><text:tab/><text:tab/>N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Dr. Heller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For a funeral/</text:p>
      <text:p text:style-name="P3">Brethren. <text:s/>If even the Rabbinical code by which I/ am guided, did not restrain me from bewailing a/ loss and from eulogising the dead over his coffin,/ at this festive season in Israel, I still would/ withhold my lamentations and my panegyric/ in the present instance. <text:s/>I would not lament,/ because having witnessed paraxysims of <text:span text:style-name="T2">suffering</text:span><text:span text:style-name="T4"> anguish,/ I deem this transition into a state of blissful tranquillity[sic!],/ a Divine deliverance from unspeakable </text:span><text:span text:style-name="T2">anguish</text:span><text:span text:style-name="T4"> suffering,/ both physical and mental. <text:s/>I would not pro-/-nounce an encomium, because I consider my-/-self disqualified. <text:s/>A Talmudical maxim wise/ and just, is that which bids us not to </text:span><text:span text:style-name="T2">pronounce</text:span><text:span text:style-name="T4"> pass/ a public judgment </text:span><text:span text:style-name="T2">touching</text:span><text:span text:style-name="T4"> on the character of/ persons to whom </text:span><text:span text:style-name="T2">who</text:span><text:span text:style-name="T4"> we are beholden for any/ favor. <text:s/>[Hebrew]/ And this aphorism is supported by </text:span><text:span text:style-name="T2">many</text:span><text:span text:style-name="T4"> numerous illustra-/-tions. <text:s/>I shall cite one simply to show why/ I am reticent, why I am scrupulous on this point. <text:s/>It is related/ of Samuel, the President of an academy of sacred learning in/</text:span></text:p>
      <text:p text:style-name="P3"><text:span text:style-name="T4"/></text:p>
      <text:p text:style-name="P3"><text:span text:style-name="T4">[Page 2]</text:span></text:p>
      <text:p text:style-name="P3"><text:span text:style-name="T4">Naharden, that on a certain occasion, while/ crossing a bridge, a man laid hold of his arm/ to help him along. <text:s/>Samuel </text:span><text:span text:style-name="T2">refused</text:span><text:span text:style-name="T4"> declined subsequent-/-ly to act as counsellor[sic!], in his legal capacity, for/ that same man, </text:span><text:span text:style-name="T2">fearing that</text:span><text:span text:style-name="T4"> lest the kindness received/ might have predisposed his mind in behalf/ of the litigant. <text:s/>Now: if such was the delicacy/ of feelings governing the conduct of our olden/ teachers who </text:span><text:span text:style-name="T2">did not wish</text:span><text:span text:style-name="T4"> feared to be biased and to appear partial, how much greater ought my feelings of delicacy to be,/ who have experienced the kindness of my depart-/-ed friend not once but frequently? <text:s/>Fain would/ I extol his generous instincts in various relations of life, as </text:span><text:span text:style-name="T2">gladly</text:span><text:span text:style-name="T4"> readily as/ I should, at other </text:span><text:soft-page-break/><text:span text:style-name="T4">times, have praised his </text:span><text:span text:style-name="T2">at-</text:span><text:span text:style-name="T4">/</text:span><text:span text:style-name="T2">-tachment</text:span><text:span text:style-name="T4"> devotion to the practices of the ancestral faith./ <text:s/>But I forbear, glad to believe that the deceased/ did not bestow his attention on an ingrate./ <text:s/>But there is a point not strictly funereal and therefore not infringing on the rules,/ on which I </text:span><text:span text:style-name="T2">wish</text:span><text:span text:style-name="T4"> desire to make a passing remark,/ and the more freely I make it because </text:span><text:span text:style-name="T2">cir-</text:span><text:span text:style-name="T4"> the congre/</text:span><text:span text:style-name="T2">-cumstances prevent its</text:span><text:span text:style-name="T4"> -gational connections of my friend's family </text:span><text:span text:style-name="T2">prevent</text:span><text:span text:style-name="T4"> preclude the possibility of my words </text:span><text:span text:style-name="T2">from</text:span><text:span text:style-name="T4"> being construed, by/ those who do not know me, into selfish motives./ </text:span><text:span text:style-name="T2">either individually a congregationally.</text:span><text:span text:style-name="T4">/</text:span></text:p>
      <text:p text:style-name="P3"><text:span text:style-name="T4"/></text:p>
      <text:p text:style-name="P3"><text:span text:style-name="T4">[Page 3]</text:span></text:p>
      <text:p text:style-name="P3"><text:span text:style-name="T4"><text:tab/>During our intercourse, </text:span><text:span text:style-name="T2">our friend my</text:span><text:span text:style-name="T4"> the departed would allude/ occasionally to his </text:span><text:span text:style-name="T2">sons and dau</text:span><text:span text:style-name="T4"> children, and I who listened/ could perceive the inward emotions which elicited/ the </text:span><text:span text:style-name="T2">unbidden</text:span><text:span text:style-name="T4"> tear of parental joy. <text:s/>The last/ time that Dr Heller called on me was the/ New Year which the house of Israel lately/ celebrated. <text:s/>My venerable visitor said that/ his daughter, whose place of residence is in/ another city, had come, as usual, to spend the/ holiday with him. <text:s/>“Ah the Lord has blessed/ me with good children.” were then his words./ <text:s/>I, as a servant of the God who, of all his enun-/-ciations at Sinai, singled out the fifth, by attach-/-ing to it a lasting recompense, </text:span><text:span text:style-name="T5">I tell</text:span><text:span text:style-name="T6"> this to/ the comfort of the bereaved. <text:s/>May the satis-/-faction of having contributed to the temporal/ happiness of father and mother prove a source/ of exhaustless consolation./</text:span></text:p>
      <text:p text:style-name="P3"><text:span text:style-name="T6">Thou venerable son of our people, go to thy/ celestial reward. <text:s/>The merciful Being whom/ thou didst often invoke in thy agonies, exclaiming:/ [Hebrew] “Have pity on me O my God,” will/</text:span></text:p>
      <text:p text:style-name="P3"><text:span text:style-name="T6"/></text:p>
      <text:p text:style-name="P3"><text:span text:style-name="T6">[Page 4]</text:span></text:p>
      <text:p text:style-name="P3"><text:span text:style-name="T6">lend His angels to greet thy coming where/ thy life-companion that thou hast so lamented, preceded/ thee, even [Hebrew]/ [Hebrew] in the </text:span><text:span text:style-name="T3">spiritual</text:span><text:span text:style-name="T6"> realms of the/ holy and the pure whose spirit shines before/ God like the starry firmament ever bright,/ luminous and splendid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4:04:03.26</meta:creation-date>
    <meta:document-statistic meta:table-count="0" meta:image-count="0" meta:object-count="0" meta:page-count="3" meta:paragraph-count="70" meta:word-count="780" meta:character-count="4984"/>
    <dc:date>2012-10-23T14:27:23.17</dc:date>
    <meta:editing-duration>PT3M48S</meta:editing-duration>
    <meta:editing-cycles>1</meta:editing-cycles>
    <meta:generator>OpenOffice.org/3.4.1$Win32 OpenOffice.org_project/341m1$Build-9593</meta:generator>
  </office:meta>
</office:document-meta>
</file>